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40000007683AEE6A3B8BA3C7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Membros" style:family="table">
      <style:table-properties style:width="12.208cm" table:align="left" style:writing-mode="lr-tb"/>
    </style:style>
    <style:style style:name="Membros.A" style:family="table-column">
      <style:table-column-properties style:column-width="12.208cm"/>
    </style:style>
    <style:style style:name="Membros.A1" style:family="table-cell">
      <style:table-cell-properties fo:padding="0.097cm" fo:border="0.05pt solid #000000"/>
    </style:style>
    <style:style style:name="Membro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461cm" table:align="margins" style:writing-mode="lr-tb"/>
    </style:style>
    <style:style style:name="Table1.A" style:family="table-column">
      <style:table-column-properties style:column-width="18.461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8.461cm" table:align="margins" style:writing-mode="lr-tb"/>
    </style:style>
    <style:style style:name="Table2.A" style:family="table-column">
      <style:table-column-properties style:column-width="18.461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8.461cm" table:align="margins" style:writing-mode="lr-tb"/>
    </style:style>
    <style:style style:name="Table3.A" style:family="table-column">
      <style:table-column-properties style:column-width="18.461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8.461cm" table:align="margins" style:writing-mode="lr-tb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8.461cm" table:align="margins" style:writing-mode="lr-tb"/>
    </style:style>
    <style:style style:name="Table5.A" style:family="table-column">
      <style:table-column-properties style:column-width="18.461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8.461cm" table:align="margins" style:writing-mode="lr-tb"/>
    </style:style>
    <style:style style:name="Table6.A" style:family="table-column">
      <style:table-column-properties style:column-width="18.461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8.461cm" table:align="margins" style:writing-mode="lr-tb"/>
    </style:style>
    <style:style style:name="Table7.A" style:family="table-column">
      <style:table-column-properties style:column-width="18.461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8.461cm" table:align="margins" style:writing-mode="lr-tb"/>
    </style:style>
    <style:style style:name="Table8.A" style:family="table-column">
      <style:table-column-properties style:column-width="18.461cm" style:rel-column-width="65535*"/>
    </style:style>
    <style:style style:name="Table8.A1" style:family="table-cell">
      <style:table-cell-properties style:vertical-align=""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8326a" style:font-size-asian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19d39f" style:font-size-asian="12pt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0310191"/>
    </style:style>
    <style:style style:name="P6" style:family="paragraph" style:parent-style-name="Text_20_body" style:list-style-name="L3">
      <style:text-properties officeooo:paragraph-rsid="00310191"/>
    </style:style>
    <style:style style:name="P7" style:family="paragraph" style:parent-style-name="Text_20_body" style:list-style-name="L4">
      <style:text-properties officeooo:paragraph-rsid="00310191"/>
    </style:style>
    <style:style style:name="P8" style:family="paragraph" style:parent-style-name="Text_20_body" style:list-style-name="L5">
      <style:text-properties officeooo:paragraph-rsid="00310191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rsid="00310191" officeooo:paragraph-rsid="00310191" style:font-size-asian="12pt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fo:font-weight="bold" style:font-weight-asian="bold" style:font-weight-complex="bold"/>
    </style:style>
    <style:style style:name="P11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auto"/>
    </style:style>
    <style:style style:name="P12" style:family="paragraph" style:parent-style-name="Table_20_Contents">
      <style:text-properties officeooo:paragraph-rsid="00310191"/>
    </style:style>
    <style:style style:name="P13" style:family="paragraph" style:parent-style-name="Table_20_Contents" style:list-style-name="L3">
      <style:text-properties officeooo:paragraph-rsid="00310191"/>
    </style:style>
    <style:style style:name="P14" style:family="paragraph" style:parent-style-name="Table_20_Contents" style:list-style-name="L4">
      <style:text-properties officeooo:paragraph-rsid="00310191"/>
    </style:style>
    <style:style style:name="P15" style:family="paragraph" style:parent-style-name="Table_20_Contents" style:list-style-name="L5">
      <style:text-properties officeooo:paragraph-rsid="00310191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fo:font-weight="bold" officeooo:rsid="00310191" officeooo:paragraph-rsid="00310191" style:font-weight-asian="bold" style:font-weight-complex="bold"/>
    </style:style>
    <style:style style:name="P17" style:family="paragraph" style:parent-style-name="Table_20_Contents">
      <style:paragraph-properties fo:margin-top="0cm" fo:margin-bottom="0cm" loext:contextual-spacing="false"/>
      <style:text-properties fo:color="#ff3333" officeooo:rsid="00310191" officeooo:paragraph-rsid="00310191"/>
    </style:style>
    <style:style style:name="T1" style:family="text">
      <style:text-properties officeooo:rsid="0028326a"/>
    </style:style>
    <style:style style:name="T2" style:family="text">
      <style:text-properties officeooo:rsid="00310191"/>
    </style:style>
    <style:style style:name="T3" style:family="text">
      <style:text-properties style:font-name="Liberation Sans" fo:font-size="18pt" style:font-size-asian="18pt"/>
    </style:style>
    <style:style style:name="T4" style:family="text">
      <style:text-properties style:font-name="Liberation Sans" fo:font-size="18pt" officeooo:rsid="00310191" style:font-size-asian="18pt"/>
    </style:style>
    <style:style style:name="T5" style:family="text">
      <style:text-properties style:font-name="Liberation Sans" fo:font-size="18pt" fo:font-weight="normal" officeooo:rsid="00310191" style:font-size-asian="18pt" style:font-weight-asian="normal"/>
    </style:style>
    <style:style style:name="T6" style:family="text">
      <style:text-properties style:font-name="Calibri" fo:font-size="18pt" style:font-size-asian="18pt"/>
    </style:style>
    <style:style style:name="T7" style:family="text">
      <style:text-properties style:font-name="Calibri" fo:font-size="18pt" officeooo:rsid="00310191" style:font-size-asian="18pt"/>
    </style:style>
    <style:style style:name="T8" style:family="text">
      <style:text-properties style:font-name="Calibri" fo:font-size="18pt" fo:font-weight="normal" style:font-size-asian="18pt" style:font-weight-asian="normal"/>
    </style:style>
    <style:style style:name="T9" style:family="text">
      <style:text-properties style:font-name="Calibri" fo:font-size="18pt" fo:font-style="italic" officeooo:rsid="00310191" style:font-size-asian="18pt" style:font-style-asian="italic" style:font-style-complex="italic"/>
    </style:style>
    <style:style style:name="T10" style:family="text">
      <style:text-properties fo:font-size="18pt" style:font-size-asian="18pt"/>
    </style:style>
    <style:style style:name="T11" style:family="text">
      <style:text-properties fo:color="#ff333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><text:span text:style-name="T2">Membros do Grupo:</text:span></text:p>
      <table:table table:name="Membros" table:style-name="Membros">
        <table:table-column table:style-name="Membros.A"/>
        <table:table-row>
          <table:table-cell table:style-name="Membros.A1" office:value-type="string">
            <text:p text:style-name="P16">Nome dos integrantes</text:p>
          </table:table-cell>
        </table:table-row>
        <table:table-row>
          <table:table-cell table:style-name="Membros.A2" office:value-type="string">
            <text:p text:style-name="P17">&lt;Nome do Integrante-1&gt;</text:p>
          </table:table-cell>
        </table:table-row>
        <table:table-row>
          <table:table-cell table:style-name="Membros.A2" office:value-type="string">
            <text:p text:style-name="P17">&lt;Nome do Integrante-2&gt;</text:p>
          </table:table-cell>
        </table:table-row>
        <table:table-row>
          <table:table-cell table:style-name="Membros.A2" office:value-type="string">
            <text:p text:style-name="P17">&lt;Nome do Integrante-3&gt;</text:p>
          </table:table-cell>
        </table:table-row>
      </table:table>
      <text:p text:style-name="Standard"/>
      <text:list xml:id="list6739945103396668698" text:style-name="L2">
        <text:list-item>
          <text:p text:style-name="P4">Nome de projeto: 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list xml:id="list234319937537465" text:continue-numbering="true" text:style-name="L2">
        <text:list-header>
          <text:p text:style-name="P4"/>
        </text:list-header>
        <text:list-item>
          <text:p text:style-name="P4">Quais são os potenciais usuários do aplicativo móvel que o seu grupo irá prototipar?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2"/>
          </table:table-cell>
        </table:table-row>
      </table:table>
      <text:list xml:id="list234319532195223" text:continue-numbering="true" text:style-name="L2">
        <text:list-header>
          <text:p text:style-name="P5"/>
        </text:list-header>
        <text:list-item>
          <text:p text:style-name="P5">Qual o contexto de uso (quando, como, onde) do seu aplicativo:</text:p>
          <text:list>
            <text:list-item>
              <text:p text:style-name="P4">Quando será usado?</text:p>
            </text:list-item>
          </text:list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list xml:id="list5810747664059358692" text:style-name="L3">
              <text:list-header>
                <text:p text:style-name="P13"/>
              </text:list-header>
            </text:list>
          </table:table-cell>
        </table:table-row>
      </table:table>
      <text:list xml:id="list234319482618146" text:continue-numbering="true" text:style-name="L3">
        <text:list-item>
          <text:list>
            <text:list-header>
              <text:p text:style-name="P6"/>
            </text:list-header>
            <text:list-item>
              <text:p text:style-name="P6">Como será usado?</text:p>
            </text:list-item>
          </text:list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list xml:id="list1816189042366901559" text:style-name="L4">
              <text:list-header>
                <text:p text:style-name="P14"/>
              </text:list-header>
            </text:list>
          </table:table-cell>
        </table:table-row>
      </table:table>
      <text:list xml:id="list234320435878608" text:continue-numbering="true" text:style-name="L4">
        <text:list-item>
          <text:list>
            <text:list-header>
              <text:p text:style-name="P7"/>
            </text:list-header>
            <text:list-item>
              <text:p text:style-name="P7">Onde será usado?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list xml:id="list9170097210395309219" text:style-name="L5">
              <text:list-header>
                <text:p text:style-name="P15"/>
              </text:list-header>
            </text:list>
          </table:table-cell>
        </table:table-row>
      </table:table>
      <text:list xml:id="list234318701434457" text:continue-numbering="true" text:style-name="L5">
        <text:list-header>
          <text:p text:style-name="P8"/>
        </text:list-header>
        <text:list-item>
          <text:p text:style-name="P8">Quais as principais funcionalidade dos seu aplicativo móvel?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list xml:id="list234318591715279" text:continue-numbering="true" text:style-name="L5">
        <text:list-header>
          <text:p text:style-name="P8"/>
        </text:list-header>
        <text:list-item>
          <text:p text:style-name="P8">Faça um desenho inicial (sketching) das telas e do fluxo de navegação entre as telas que vocês irão prototipar. Pode ser feito em papel e fotografado ou em um aplicativo à sua escolha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/>
          </table:table-cell>
        </table:table-row>
      </table:table>
      <text:list xml:id="list234319379532079" text:continue-numbering="true" text:style-name="L5">
        <text:list-header>
          <text:p text:style-name="P8"/>
          <text:p text:style-name="P8"/>
        </text:list-header>
        <text:list-item>
          <text:p text:style-name="P8"><text:soft-page-break/>Quais elementos da interface que vocês consideram importantes para melhorar a experiência de uso do aplicativo?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</table:table-cell>
        </table:table-row>
      </table:table>
      <text:list xml:id="list234318594702019" text:continue-list="list234319532195223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pt" fo:country="BR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/>
    <style:style style:name="Table" style:family="paragraph" style:parent-style-name="Caption" style:default-outline-level="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mente_20_título_7e_LT_7e_Gliederung_20_1" style:display-name="Soment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omente_20_título_7e_LT_7e_Gliederung_20_2" style:display-name="Somente título~LT~Gliederung 2" style:family="paragraph" style:parent-style-name="Soment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omente_20_título_7e_LT_7e_Gliederung_20_3" style:display-name="Somente título~LT~Gliederung 3" style:family="paragraph" style:parent-style-name="Soment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4" style:display-name="Somente título~LT~Gliederung 4" style:family="paragraph" style:parent-style-name="Soment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5" style:display-name="Somente título~LT~Gliederung 5" style:family="paragraph" style:parent-style-name="Soment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6" style:display-name="Somente título~LT~Gliederung 6" style:family="paragraph" style:parent-style-name="Soment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7" style:display-name="Somente título~LT~Gliederung 7" style:family="paragraph" style:parent-style-name="Soment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8" style:display-name="Somente título~LT~Gliederung 8" style:family="paragraph" style:parent-style-name="Soment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9" style:display-name="Somente título~LT~Gliederung 9" style:family="paragraph" style:parent-style-name="Soment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Titel" style:display-name="Soment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omente_20_título_7e_LT_7e_Untertitel" style:display-name="Soment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omente_20_título_7e_LT_7e_Notizen" style:display-name="Soment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omente_20_título_7e_LT_7e_Hintergrundobjekte" style:display-name="Soment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mente_20_título_7e_LT_7e_Hintergrund" style:display-name="Soment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Duas_20_Partes_20_de_20_Conteúdo_7e_LT_7e_Gliederung_20_1" style:display-name="1_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Duas_20_Partes_20_de_20_Conteúdo_7e_LT_7e_Gliederung_20_2" style:display-name="1_Duas Partes de Conteúdo~LT~Gliederung 2" style:family="paragraph" style:parent-style-name="_31__5f_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Duas_20_Partes_20_de_20_Conteúdo_7e_LT_7e_Gliederung_20_3" style:display-name="1_Duas Partes de Conteúdo~LT~Gliederung 3" style:family="paragraph" style:parent-style-name="_31__5f_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Duas_20_Partes_20_de_20_Conteúdo_7e_LT_7e_Gliederung_20_4" style:display-name="1_Duas Partes de Conteúdo~LT~Gliederung 4" style:family="paragraph" style:parent-style-name="_31__5f_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Duas_20_Partes_20_de_20_Conteúdo_7e_LT_7e_Gliederung_20_5" style:display-name="1_Duas Partes de Conteúdo~LT~Gliederung 5" style:family="paragraph" style:parent-style-name="_31__5f_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Duas_20_Partes_20_de_20_Conteúdo_7e_LT_7e_Gliederung_20_6" style:display-name="1_Duas Partes de Conteúdo~LT~Gliederung 6" style:family="paragraph" style:parent-style-name="_31__5f_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Duas_20_Partes_20_de_20_Conteúdo_7e_LT_7e_Gliederung_20_7" style:display-name="1_Duas Partes de Conteúdo~LT~Gliederung 7" style:family="paragraph" style:parent-style-name="_31__5f_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Duas_20_Partes_20_de_20_Conteúdo_7e_LT_7e_Gliederung_20_8" style:display-name="1_Duas Partes de Conteúdo~LT~Gliederung 8" style:family="paragraph" style:parent-style-name="_31__5f_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Duas_20_Partes_20_de_20_Conteúdo_7e_LT_7e_Gliederung_20_9" style:display-name="1_Duas Partes de Conteúdo~LT~Gliederung 9" style:family="paragraph" style:parent-style-name="_31__5f_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Duas_20_Partes_20_de_20_Conteúdo_7e_LT_7e_Titel" style:display-name="1_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Duas_20_Partes_20_de_20_Conteúdo_7e_LT_7e_Untertitel" style:display-name="1_Duas Partes de 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Duas_20_Partes_20_de_20_Conteúdo_7e_LT_7e_Notizen" style:display-name="1_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Duas_20_Partes_20_de_20_Conteúdo_7e_LT_7e_Hintergrundobjekte" style:display-name="1_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Duas_20_Partes_20_de_20_Conteúdo_7e_LT_7e_Hintergrund" style:display-name="1_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2__5f_Duas_20_Partes_20_de_20_Conteúdo_7e_LT_7e_Gliederung_20_1" style:display-name="2_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Duas_20_Partes_20_de_20_Conteúdo_7e_LT_7e_Gliederung_20_2" style:display-name="2_Duas Partes de Conteúdo~LT~Gliederung 2" style:family="paragraph" style:parent-style-name="_32__5f_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2__5f_Duas_20_Partes_20_de_20_Conteúdo_7e_LT_7e_Gliederung_20_3" style:display-name="2_Duas Partes de Conteúdo~LT~Gliederung 3" style:family="paragraph" style:parent-style-name="_32__5f_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Duas_20_Partes_20_de_20_Conteúdo_7e_LT_7e_Gliederung_20_4" style:display-name="2_Duas Partes de Conteúdo~LT~Gliederung 4" style:family="paragraph" style:parent-style-name="_32__5f_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Duas_20_Partes_20_de_20_Conteúdo_7e_LT_7e_Gliederung_20_5" style:display-name="2_Duas Partes de Conteúdo~LT~Gliederung 5" style:family="paragraph" style:parent-style-name="_32__5f_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Duas_20_Partes_20_de_20_Conteúdo_7e_LT_7e_Gliederung_20_6" style:display-name="2_Duas Partes de Conteúdo~LT~Gliederung 6" style:family="paragraph" style:parent-style-name="_32__5f_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Duas_20_Partes_20_de_20_Conteúdo_7e_LT_7e_Gliederung_20_7" style:display-name="2_Duas Partes de Conteúdo~LT~Gliederung 7" style:family="paragraph" style:parent-style-name="_32__5f_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Duas_20_Partes_20_de_20_Conteúdo_7e_LT_7e_Gliederung_20_8" style:display-name="2_Duas Partes de Conteúdo~LT~Gliederung 8" style:family="paragraph" style:parent-style-name="_32__5f_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Duas_20_Partes_20_de_20_Conteúdo_7e_LT_7e_Gliederung_20_9" style:display-name="2_Duas Partes de Conteúdo~LT~Gliederung 9" style:family="paragraph" style:parent-style-name="_32__5f_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Duas_20_Partes_20_de_20_Conteúdo_7e_LT_7e_Titel" style:display-name="2_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Duas_20_Partes_20_de_20_Conteúdo_7e_LT_7e_Untertitel" style:display-name="2_Duas Partes de 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Duas_20_Partes_20_de_20_Conteúdo_7e_LT_7e_Notizen" style:display-name="2_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Duas_20_Partes_20_de_20_Conteúdo_7e_LT_7e_Hintergrundobjekte" style:display-name="2_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2__5f_Duas_20_Partes_20_de_20_Conteúdo_7e_LT_7e_Hintergrund" style:display-name="2_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911cm" fo:margin-left="-0.199cm" fo:margin-top="0cm" fo:margin-bottom="0cm" table:align="left" style:writing-mode="lr-tb"/>
    </style:style>
    <style:style style:name="Tabela4.A" style:family="table-column">
      <style:table-column-properties style:column-width="5.168cm"/>
    </style:style>
    <style:style style:name="Tabela4.B" style:family="table-column">
      <style:table-column-properties style:column-width="12.74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9cm" fo:padding-right="0.191cm" fo:padding-top="0cm" fo:padding-bottom="0cm" fo:border="none">
        <style:background-image/>
      </style:table-cell-properties>
    </style:style>
    <style:style style:name="Tabela5" style:family="table">
      <style:table-properties style:width="17.911cm" fo:margin-left="-0.199cm" fo:margin-top="0cm" fo:margin-bottom="0cm" table:align="left" style:writing-mode="lr-tb"/>
    </style:style>
    <style:style style:name="Tabela5.A" style:family="table-column">
      <style:table-column-properties style:column-width="5.168cm"/>
    </style:style>
    <style:style style:name="Tabela5.B" style:family="table-column">
      <style:table-column-properties style:column-width="12.74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9cm" fo:padding-right="0.191cm" fo:padding-top="0cm" fo:padding-bottom="0cm" fo:border="none">
        <style:background-image/>
      </style:table-cell-properties>
    </style:style>
    <style:style style:name="Tabela5.B1" style:family="table-cell">
      <style:table-cell-properties style:vertical-align="middle" fo:background-color="#ffffff" fo:padding-left="0.199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8326a" style:font-size-asian="12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19d39f" style:font-size-asian="12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rsid="00310191" officeooo:paragraph-rsid="00310191" style:font-size-asian="12pt"/>
    </style:style>
    <style:style style:name="MT1" style:family="text">
      <style:text-properties officeooo:rsid="0028326a"/>
    </style:style>
    <style:style style:name="MT2" style:family="text">
      <style:text-properties fo:color="#ff3333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<draw:frame draw:style-name="Mfr1" draw:name="Imagem 9" text:anchor-type="as-char" svg:width="4.787cm" svg:height="1.349cm" draw:z-index="1"><draw:image xlink:href="Pictures/10000000000001A40000007683AEE6A3B8BA3C70.jpg" xlink:type="simple" xlink:show="embed" xlink:actuate="onLoad"/><svg:desc>C:\Users\Cutigi\OneDrive - ifsp.edu.br\IFSP\Logotipos - IFSP Sao Carlos\Marca_IFSP_2015_Sao Carlos-04.jpg</svg:desc></draw:frame></text:p>
            </table:table-cell>
            <table:table-cell table:style-name="Tabela4.A1" office:value-type="string">
              <text:p text:style-name="MP2"><text:span text:style-name="MT1">Instrumento Final de Avaliação</text:span> <text:s/>- Programação Web I </text:p>
              <text:p text:style-name="MP3">Tecnologia em Análise e Desenvolvimento de Sistemas</text:p>
              <text:p text:style-name="MP3">Instituto Federal de Educação, Ciência e Tecnologia de São Paulo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1" style:next-style-name="Standard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1"><draw:frame draw:style-name="Mfr1" draw:name="Imagem 7" text:anchor-type="as-char" svg:width="4.787cm" svg:height="1.349cm" draw:z-index="0"><draw:image xlink:href="Pictures/10000000000001A40000007683AEE6A3B8BA3C70.jpg" xlink:type="simple" xlink:show="embed" xlink:actuate="onLoad"/><svg:desc>C:\Users\Cutigi\OneDrive - ifsp.edu.br\IFSP\Logotipos - IFSP Sao Carlos\Marca_IFSP_2015_Sao Carlos-04.jpg</svg:desc></draw:frame></text:p>
            </table:table-cell>
            <table:table-cell table:style-name="Tabela5.B1" office:value-type="string">
              <text:p text:style-name="MP4">Proposta do Trabalho de IHC</text:p>
              <text:p text:style-name="MP4">Data: <text:span text:style-name="MT2">&lt;Inserir a Data de Entrega&gt;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2:09:00</meta:creation-date>
    <meta:initial-creator>Cutigi</meta:initial-creator>
    <dc:language>pt-BR</dc:language>
    <meta:print-date>2019-03-14T21:51:00</meta:print-date>
    <dc:date>2020-10-05T23:43:18.266014913</dc:date>
    <meta:editing-cycles>37</meta:editing-cycles>
    <meta:editing-duration>PT6H42M47S</meta:editing-duration>
    <meta:generator>LibreOffice/5.1.6.2$Linux_X86_64 LibreOffice_project/10m0$Build-2</meta:generator>
    <meta:document-statistic meta:table-count="11" meta:image-count="2" meta:object-count="0" meta:page-count="2" meta:paragraph-count="23" meta:word-count="156" meta:character-count="915" meta:non-whitespace-character-count="7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